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1.8cm" fo:min-width="5.15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1.55cm" fo:min-width="9.4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1.55cm" fo:min-width="9.4cm"/>
    </style:style>
    <style:style style:name="gr4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296cm" fo:min-width="2.046cm"/>
    </style:style>
    <style:style style:name="gr7" style:family="graphic" style:parent-style-name="objectwithoutfill">
      <style:graphic-properties draw:marker-end="Arrow" draw:marker-end-width="0.3cm" draw:fill="none" draw:fill-color="#ccffff" draw:textarea-vertical-align="middle"/>
    </style:style>
    <style:style style:name="gr8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solid" draw:fill-color="#e6e6ff"/>
      <style:paragraph-properties fo:text-align="center"/>
      <style:text-properties fo:color="#000000"/>
    </style:style>
    <style:style style:name="P5" style:family="paragraph">
      <loext:graphic-properties draw:fill="none" draw:fill-color="#ccffff"/>
      <style:paragraph-properties fo:text-align="center"/>
    </style:style>
    <style:style style:name="P6" style:family="paragraph">
      <loext:graphic-properties draw:fill="none" draw:fill-color="#ccffff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1" draw:id="id21" draw:layer="layout" svg:width="11.3cm" svg:height="4.1cm" svg:x="12.4cm" svg:y="17.8cm">
          <text:p text:style-name="P1">SEC &gt; 5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0" draw:id="id20" draw:layer="layout" svg:width="9.9cm" svg:height="1.8cm" svg:x="13.1cm" svg:y="14.4cm">
          <text:p text:style-name="P1">SEC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9.9cm" svg:height="1.8cm" svg:x="24.7cm" svg:y="18.9cm">
          <text:p text:style-name="P1">SEC=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9.9cm" svg:height="1.8cm" svg:x="24.7cm" svg:y="21.1cm">
          <text:p text:style-name="P1">MIN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11.3cm" svg:height="4.1cm" svg:x="24cm" svg:y="24.2cm">
          <text:p text:style-name="P1">MIN &gt; 5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5" draw:id="id25" draw:layer="layout" svg:width="9.9cm" svg:height="1.8cm" svg:x="36cm" svg:y="25.35cm">
          <text:p text:style-name="P1">MIN=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9.9cm" svg:height="1.8cm" svg:x="36cm" svg:y="27.6cm">
          <text:p text:style-name="P1">ORE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" draw:id="id27" draw:layer="layout" svg:width="11.3cm" svg:height="4.1cm" svg:x="35.3cm" svg:y="30.4cm">
          <text:p text:style-name="P1">ORE &gt; 2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8" draw:id="id28" draw:layer="layout" svg:width="9.9cm" svg:height="1.8cm" svg:x="47.15cm" svg:y="31.55cm">
          <text:p text:style-name="P1">ORE=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9" draw:id="id29" draw:layer="layout" svg:width="9.9cm" svg:height="1.8cm" svg:x="47.15cm" svg:y="33.7cm">
          <text:p text:style-name="P1">GIO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9cm" svg:height="1.8cm" svg:x="33.2cm" svg:y="4.1cm">
          <text:p text:style-name="P3">MESE=1 ; ANNO=2016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1.3cm" svg:height="4.1cm" svg:x="46.45cm" svg:y="36.3cm">
          <text:p text:style-name="P1">MESE==2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9" draw:id="id9" draw:layer="layout" svg:width="11.3cm" svg:height="4.1cm" svg:x="46.45cm" svg:y="44.7cm">
          <text:p text:style-name="P1">MESE==1 3 5 7 8 10 12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2" draw:id="id2" draw:layer="layout" svg:width="11.3cm" svg:height="4.1cm" svg:x="73.2cm" svg:y="40.8cm">
          <text:p text:style-name="P1">ANNO mod 4 =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11.3cm" svg:height="4.1cm" svg:x="83.2cm" svg:y="44.7cm">
          <text:p text:style-name="P1">GIO &gt; 2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9.9cm" svg:height="1.8cm" svg:x="93.85cm" svg:y="63.1cm">
          <text:p text:style-name="P1">MESE++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1.3cm" svg:height="4.1cm" svg:x="65.3cm" svg:y="55.6cm">
          <text:p text:style-name="P1">GIO &gt; 28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svg:x1="57.75cm" svg:y1="38.35cm" svg:x2="78.85cm" svg:y2="40.8cm" draw:start-shape="id1" draw:end-shape="id2" draw:end-glue-point="4" svg:d="M57750 38350h21100v2450" svg:viewBox="0 0 21101 2451">
          <text:p/>
        </draw:connector>
        <draw:connector draw:style-name="gr4" draw:text-style-name="P2" draw:layer="layout" svg:x1="84.5cm" svg:y1="42.85cm" svg:x2="88.85cm" svg:y2="44.7cm" draw:start-shape="id2" draw:start-glue-point="7" draw:end-shape="id3" draw:end-glue-point="4" svg:d="M84500 42850h4350v1850" svg:viewBox="0 0 4351 1851">
          <text:p/>
        </draw:connector>
        <draw:connector draw:style-name="gr4" draw:text-style-name="P2" draw:layer="layout" svg:x1="94.5cm" svg:y1="46.75cm" svg:x2="98.8cm" svg:y2="49.55cm" draw:start-shape="id3" draw:start-glue-point="7" draw:end-shape="id4" draw:end-glue-point="4" svg:d="M94500 46750h4300v2800" svg:viewBox="0 0 4301 2801">
          <text:p/>
        </draw:connector>
        <draw:connector draw:style-name="gr4" draw:text-style-name="P2" draw:layer="layout" svg:x1="73.2cm" svg:y1="42.85cm" svg:x2="70.95cm" svg:y2="55.6cm" draw:start-shape="id2" draw:start-glue-point="5" draw:end-shape="id5" svg:d="M73200 42850h-2250v12750" svg:viewBox="0 0 2251 12751">
          <text:p/>
        </draw:connector>
        <draw:connector draw:style-name="gr4" draw:text-style-name="P2" draw:layer="layout" svg:x1="76.6cm" svg:y1="57.65cm" svg:x2="98.1cm" svg:y2="57.65cm" draw:start-shape="id5" draw:start-glue-point="7" draw:end-shape="id6" draw:end-glue-point="6" svg:d="M76600 57650h21500" svg:viewBox="0 0 21501 1">
          <text:p/>
        </draw:connector>
        <draw:custom-shape draw:style-name="gr1" draw:text-style-name="P2" xml:id="id8" draw:id="id8" draw:layer="layout" svg:width="11.3cm" svg:height="4.1cm" svg:x="56cm" svg:y="51.75cm">
          <text:p text:style-name="P1">GIO &gt; 31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10" draw:id="id10" draw:layer="layout" svg:width="9.9cm" svg:height="1.8cm" svg:x="93.85cm" svg:y="60.7cm">
          <text:p text:style-name="P1">GIO=1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1.4cm" svg:height="1.4cm" svg:x="98.1cm" svg:y="5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1.4cm" svg:height="1.4cm" svg:x="98.1cm" svg:y="5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8.8cm" svg:y1="54.5cm" svg:x2="98.8cm" svg:y2="56.95cm" draw:start-shape="id7" draw:start-glue-point="8" draw:end-shape="id6" draw:end-glue-point="4" svg:d="M98800 54500v2450" svg:viewBox="0 0 1 2451">
          <text:p/>
        </draw:connector>
        <draw:connector draw:style-name="gr4" draw:text-style-name="P2" draw:layer="layout" svg:x1="67.3cm" svg:y1="53.8cm" svg:x2="98.1cm" svg:y2="53.8cm" draw:start-shape="id8" draw:start-glue-point="7" draw:end-shape="id7" draw:end-glue-point="6" svg:d="M67300 53800h30800" svg:viewBox="0 0 30801 1">
          <text:p/>
        </draw:connector>
        <draw:connector draw:style-name="gr4" draw:text-style-name="P2" draw:layer="layout" svg:x1="57.75cm" svg:y1="46.75cm" svg:x2="61.65cm" svg:y2="51.75cm" draw:start-shape="id9" draw:start-glue-point="7" draw:end-shape="id8" draw:end-glue-point="4" svg:d="M57750 46750h3900v5000" svg:viewBox="0 0 3901 5001">
          <text:p/>
        </draw:connector>
        <draw:connector draw:style-name="gr4" draw:text-style-name="P2" draw:layer="layout" svg:x1="98.8cm" svg:y1="58.35cm" svg:x2="98.8cm" svg:y2="60.7cm" draw:start-shape="id6" draw:start-glue-point="8" draw:end-shape="id10" draw:end-glue-point="0" svg:d="M98800 58350v2350" svg:viewBox="0 0 1 2351">
          <text:p/>
        </draw:connector>
        <draw:connector draw:style-name="gr4" draw:text-style-name="P2" draw:layer="layout" draw:line-skew="-0.799cm" svg:x1="46.45cm" svg:y1="38.35cm" svg:x2="52.1cm" svg:y2="44.7cm" draw:start-shape="id1" draw:start-glue-point="5" draw:end-shape="id9" draw:end-glue-point="4" svg:d="M46450 38350h-1300v4201h6950v2149" svg:viewBox="0 0 6951 6351">
          <text:p/>
        </draw:connector>
        <draw:connector draw:style-name="gr4" draw:text-style-name="P2" draw:layer="layout" svg:x1="56cm" svg:y1="53.8cm" svg:x2="11.55cm" svg:y2="53.8cm" draw:start-shape="id8" draw:start-glue-point="5" draw:end-shape="id11" draw:end-glue-point="10" svg:d="M56000 53800h-44450" svg:viewBox="0 0 44451 1">
          <text:p/>
        </draw:connector>
        <draw:custom-shape draw:style-name="gr5" draw:text-style-name="P2" xml:id="id12" draw:id="id12" draw:layer="layout" svg:width="1.4cm" svg:height="1.4cm" svg:x="10.15cm" svg:y="5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85cm" svg:y1="54.5cm" svg:x2="10.85cm" svg:y2="56.95cm" draw:start-shape="id11" draw:start-glue-point="8" draw:end-shape="id12" draw:end-glue-point="4" svg:d="M10850 54500v2450" svg:viewBox="0 0 1 2451">
          <text:p/>
        </draw:connector>
        <draw:connector draw:style-name="gr4" draw:text-style-name="P2" draw:layer="layout" svg:x1="65.3cm" svg:y1="57.65cm" svg:x2="11.55cm" svg:y2="57.65cm" draw:start-shape="id5" draw:start-glue-point="5" draw:end-shape="id12" draw:end-glue-point="10" svg:d="M65300 57650h-53750" svg:viewBox="0 0 53751 1">
          <text:p/>
        </draw:connector>
        <draw:custom-shape draw:style-name="gr5" draw:text-style-name="P2" xml:id="id13" draw:id="id13" draw:layer="layout" svg:width="1.4cm" svg:height="1.4cm" svg:x="78.15cm" svg:y="6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svg:x1="83.2cm" svg:y1="46.75cm" svg:x2="78.85cm" svg:y2="67.35cm" draw:start-shape="id3" draw:start-glue-point="5" draw:end-shape="id13" draw:end-glue-point="4" svg:d="M83200 46750h-4350v20600" svg:viewBox="0 0 4351 20601">
          <text:p/>
        </draw:connector>
        <draw:connector draw:style-name="gr4" draw:text-style-name="P2" draw:layer="layout" svg:x1="10.85cm" svg:y1="58.35cm" svg:x2="78.15cm" svg:y2="68.05cm" draw:start-shape="id12" draw:start-glue-point="8" draw:end-shape="id13" draw:end-glue-point="6" svg:d="M10850 58350v9700h67300" svg:viewBox="0 0 67301 9701">
          <text:p/>
        </draw:connector>
        <draw:custom-shape draw:style-name="gr6" draw:text-style-name="P2" xml:id="id16" draw:id="id16" draw:layer="layout" svg:width="3.6cm" svg:height="3.6cm" svg:x="77.05cm" svg:y="7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9" draw:id="id19" draw:layer="layout" svg:width="3.6cm" svg:height="3.6cm" svg:x="16.2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1.3cm" svg:height="4.1cm" svg:x="93.15cm" svg:y="66cm">
          <text:p text:style-name="P1">MESE &gt; 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8" draw:id="id18" draw:layer="layout" svg:width="9.9cm" svg:height="1.8cm" svg:x="106.6cm" svg:y="67.15cm">
          <text:p text:style-name="P1">MESE=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9.9cm" svg:height="1.8cm" svg:x="106.6cm" svg:y="69.4cm">
          <text:p text:style-name="P1">ANNO++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3.15cm" svg:y1="68.05cm" svg:x2="79.55cm" svg:y2="68.05cm" draw:start-shape="id14" draw:start-glue-point="5" draw:end-shape="id13" draw:end-glue-point="10" svg:d="M93150 68050h-13600" svg:viewBox="0 0 13601 1">
          <text:p/>
        </draw:connector>
        <draw:connector draw:style-name="gr4" draw:text-style-name="P2" draw:layer="layout" svg:x1="111.55cm" svg:y1="71.2cm" svg:x2="80.65cm" svg:y2="73.4cm" draw:start-shape="id15" draw:start-glue-point="2" draw:end-shape="id16" draw:end-glue-point="10" svg:d="M111550 71200v2200h-30900" svg:viewBox="0 0 30901 2201">
          <text:p/>
        </draw:connector>
        <draw:connector draw:style-name="gr4" draw:text-style-name="P2" draw:layer="layout" svg:x1="78.85cm" svg:y1="68.75cm" svg:x2="78.85cm" svg:y2="71.6cm" draw:start-shape="id13" draw:start-glue-point="8" draw:end-shape="id16" draw:end-glue-point="4" svg:d="M78850 68750v2850" svg:viewBox="0 0 1 2851">
          <text:p/>
        </draw:connector>
        <draw:connector draw:style-name="gr4" draw:text-style-name="P2" draw:layer="layout" svg:x1="98.8cm" svg:y1="64.9cm" svg:x2="98.8cm" svg:y2="66cm" draw:start-shape="id17" draw:start-glue-point="2" draw:end-shape="id14" draw:end-glue-point="4" svg:d="M98800 64900v1100" svg:viewBox="0 0 1 1101">
          <text:p/>
        </draw:connector>
        <draw:connector draw:style-name="gr4" draw:text-style-name="P2" draw:layer="layout" svg:x1="104.45cm" svg:y1="68.05cm" svg:x2="106.6cm" svg:y2="68.05cm" draw:start-shape="id14" draw:start-glue-point="7" draw:end-shape="id18" draw:end-glue-point="3" svg:d="M104450 68050h2150" svg:viewBox="0 0 2151 1">
          <text:p/>
        </draw:connector>
        <draw:connector draw:style-name="gr4" draw:text-style-name="P2" draw:layer="layout" svg:x1="111.55cm" svg:y1="68.95cm" svg:x2="111.55cm" svg:y2="69.4cm" draw:start-shape="id18" draw:start-glue-point="2" draw:end-shape="id15" draw:end-glue-point="0" svg:d="M111550 68950v450" svg:viewBox="0 0 1 451">
          <text:p/>
        </draw:connector>
        <draw:connector draw:style-name="gr4" draw:text-style-name="P2" draw:layer="layout" svg:x1="18.05cm" svg:y1="12.6cm" svg:x2="18.05cm" svg:y2="14.4cm" draw:start-shape="id19" draw:start-glue-point="8" draw:end-shape="id20" draw:end-glue-point="0" svg:d="M18050 12600v1800" svg:viewBox="0 0 1 1801">
          <text:p/>
        </draw:connector>
        <draw:connector draw:style-name="gr4" draw:text-style-name="P2" draw:layer="layout" svg:x1="18.05cm" svg:y1="16.2cm" svg:x2="18.05cm" svg:y2="17.8cm" draw:start-shape="id20" draw:start-glue-point="2" draw:end-shape="id21" draw:end-glue-point="4" svg:d="M18050 16200v1600" svg:viewBox="0 0 1 1601">
          <text:p/>
        </draw:connector>
        <draw:connector draw:style-name="gr7" draw:text-style-name="P5" draw:layer="layout" svg:x1="23.7cm" svg:y1="19.85cm" svg:x2="24.7cm" svg:y2="19.8cm" draw:start-shape="id21" draw:start-glue-point="7" draw:end-shape="id22" draw:end-glue-point="3" svg:d="M23700 19850h501v-50h499" svg:viewBox="0 0 1001 51">
          <text:p/>
        </draw:connector>
        <draw:connector draw:style-name="gr4" draw:text-style-name="P2" draw:layer="layout" svg:x1="29.65cm" svg:y1="20.7cm" svg:x2="29.65cm" svg:y2="21.1cm" draw:start-shape="id22" draw:start-glue-point="2" draw:end-shape="id23" draw:end-glue-point="0" svg:d="M29650 20700v400" svg:viewBox="0 0 1 401">
          <text:p/>
        </draw:connector>
        <draw:connector draw:style-name="gr4" draw:text-style-name="P2" draw:layer="layout" svg:x1="29.65cm" svg:y1="22.9cm" svg:x2="29.65cm" svg:y2="24.2cm" draw:start-shape="id23" draw:start-glue-point="2" draw:end-shape="id24" draw:end-glue-point="4" svg:d="M29650 22900v1300" svg:viewBox="0 0 1 1301">
          <text:p/>
        </draw:connector>
        <draw:connector draw:style-name="gr4" draw:text-style-name="P2" draw:layer="layout" svg:x1="35.3cm" svg:y1="26.25cm" svg:x2="36cm" svg:y2="26.25cm" draw:start-shape="id24" draw:start-glue-point="7" draw:end-shape="id25" draw:end-glue-point="3" svg:d="M35300 26250h700" svg:viewBox="0 0 701 1">
          <text:p/>
        </draw:connector>
        <draw:connector draw:style-name="gr4" draw:text-style-name="P2" draw:layer="layout" svg:x1="40.95cm" svg:y1="27.15cm" svg:x2="40.95cm" svg:y2="27.6cm" draw:start-shape="id25" draw:start-glue-point="2" draw:end-shape="id26" draw:end-glue-point="0" svg:d="M40950 27150v450" svg:viewBox="0 0 1 451">
          <text:p/>
        </draw:connector>
        <draw:connector draw:style-name="gr4" draw:text-style-name="P2" draw:layer="layout" svg:x1="40.95cm" svg:y1="29.4cm" svg:x2="40.95cm" svg:y2="30.4cm" draw:start-shape="id26" draw:start-glue-point="2" draw:end-shape="id27" draw:end-glue-point="4" svg:d="M40950 29400v1000" svg:viewBox="0 0 1 1001">
          <text:p/>
        </draw:connector>
        <draw:connector draw:style-name="gr4" draw:text-style-name="P2" draw:layer="layout" svg:x1="46.6cm" svg:y1="32.45cm" svg:x2="47.15cm" svg:y2="32.45cm" draw:start-shape="id27" draw:start-glue-point="7" draw:end-shape="id28" draw:end-glue-point="3" svg:d="M46600 32450h550" svg:viewBox="0 0 551 1">
          <text:p/>
        </draw:connector>
        <draw:connector draw:style-name="gr4" draw:text-style-name="P2" draw:layer="layout" svg:x1="52.1cm" svg:y1="33.35cm" svg:x2="52.1cm" svg:y2="33.7cm" draw:start-shape="id28" draw:start-glue-point="2" draw:end-shape="id29" draw:end-glue-point="0" svg:d="M52100 33350v350" svg:viewBox="0 0 1 351">
          <text:p/>
        </draw:connector>
        <draw:connector draw:style-name="gr4" draw:text-style-name="P2" draw:layer="layout" svg:x1="52.1cm" svg:y1="35.5cm" svg:x2="52.1cm" svg:y2="36.3cm" draw:start-shape="id29" draw:start-glue-point="2" draw:end-shape="id1" draw:end-glue-point="4" svg:d="M52100 35500v800" svg:viewBox="0 0 1 801">
          <text:p/>
        </draw:connector>
        <draw:custom-shape draw:style-name="gr5" draw:text-style-name="P2" xml:id="id31" draw:id="id31" draw:layer="layout" svg:width="1.4cm" svg:height="1.4cm" svg:x="10.15cm" svg:y="3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0" draw:id="id30" draw:layer="layout" svg:width="1.4cm" svg:height="1.4cm" svg:x="10.15cm" svg:y="2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2.4cm" svg:y1="19.85cm" svg:x2="10.85cm" svg:y2="25.55cm" draw:start-shape="id21" draw:start-glue-point="5" draw:end-shape="id30" draw:end-glue-point="4" svg:d="M12400 19850h-1550v5700" svg:viewBox="0 0 1551 5701">
          <text:p/>
        </draw:connector>
        <draw:connector draw:style-name="gr4" draw:text-style-name="P2" draw:layer="layout" svg:x1="24cm" svg:y1="26.25cm" svg:x2="11.55cm" svg:y2="26.25cm" draw:start-shape="id24" draw:start-glue-point="5" draw:end-shape="id30" draw:end-glue-point="10" svg:d="M24000 26250h-12450" svg:viewBox="0 0 12451 1">
          <text:p/>
        </draw:connector>
        <draw:connector draw:style-name="gr4" draw:text-style-name="P2" draw:layer="layout" svg:x1="35.3cm" svg:y1="32.45cm" svg:x2="11.55cm" svg:y2="32.45cm" draw:start-shape="id27" draw:start-glue-point="5" draw:end-shape="id31" draw:end-glue-point="10" svg:d="M35300 32450h-23750" svg:viewBox="0 0 23751 1">
          <text:p/>
        </draw:connector>
        <draw:connector draw:style-name="gr4" draw:text-style-name="P2" draw:layer="layout" svg:x1="10.85cm" svg:y1="26.95cm" svg:x2="10.85cm" svg:y2="31.75cm" draw:start-shape="id30" draw:start-glue-point="8" draw:end-shape="id31" draw:end-glue-point="4" svg:d="M10850 26950v4800" svg:viewBox="0 0 1 4801">
          <text:p/>
        </draw:connector>
        <draw:custom-shape draw:style-name="gr5" draw:text-style-name="P2" xml:id="id11" draw:id="id11" draw:layer="layout" svg:width="1.4cm" svg:height="1.4cm" svg:x="10.15cm" svg:y="5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85cm" svg:y1="33.15cm" svg:x2="10.85cm" svg:y2="49.55cm" draw:start-shape="id31" draw:start-glue-point="8" draw:end-shape="id32" draw:end-glue-point="4" svg:d="M10850 33150v16400" svg:viewBox="0 0 1 16401">
          <text:p/>
        </draw:connector>
        <draw:custom-shape draw:style-name="gr5" draw:text-style-name="P2" xml:id="id32" draw:id="id32" draw:layer="layout" svg:width="1.4cm" svg:height="1.4cm" svg:x="10.15cm" svg:y="4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85cm" svg:y1="50.95cm" svg:x2="10.85cm" svg:y2="53.1cm" draw:start-shape="id32" draw:start-glue-point="8" draw:end-shape="id11" draw:end-glue-point="4" svg:d="M10850 50950v2150" svg:viewBox="0 0 1 2151">
          <text:p/>
        </draw:connector>
        <draw:frame draw:style-name="gr8" draw:text-style-name="P6" draw:layer="layout" svg:width="1.103cm" svg:height="0.963cm" svg:x="23.2cm" svg:y="18.7cm">
          <draw:text-box>
            <text:p>SI</text:p>
          </draw:text-box>
        </draw:frame>
        <draw:frame draw:style-name="gr8" draw:text-style-name="P6" draw:layer="layout" svg:width="1.455cm" svg:height="0.963cm" svg:x="11.7cm" svg:y="18.8cm">
          <draw:text-box>
            <text:p>NO</text:p>
          </draw:text-box>
        </draw:frame>
        <draw:custom-shape draw:style-name="gr1" draw:text-style-name="P2" xml:id="id33" draw:id="id33" draw:layer="layout" svg:width="11.3cm" svg:height="4.1cm" svg:x="33.8cm" svg:y="48.2cm">
          <text:p text:style-name="P1">GIO &gt; 30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svg:x1="46.45cm" svg:y1="46.75cm" svg:x2="39.45cm" svg:y2="48.2cm" draw:start-shape="id9" draw:start-glue-point="5" draw:end-shape="id33" draw:end-glue-point="4" svg:d="M46450 46750h-7000v1450" svg:viewBox="0 0 7001 1451">
          <text:p/>
        </draw:connector>
        <draw:custom-shape draw:style-name="gr5" draw:text-style-name="P2" xml:id="id4" draw:id="id4" draw:layer="layout" svg:width="1.4cm" svg:height="1.4cm" svg:x="98.1cm" svg:y="4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8.8cm" svg:y1="50.95cm" svg:x2="98.8cm" svg:y2="53.1cm" draw:start-shape="id4" draw:start-glue-point="8" draw:end-shape="id7" draw:end-glue-point="4" svg:d="M98800 50950v2150" svg:viewBox="0 0 1 2151">
          <text:p/>
        </draw:connector>
        <draw:connector draw:style-name="gr4" draw:text-style-name="P2" draw:layer="layout" svg:x1="45.1cm" svg:y1="50.25cm" svg:x2="98.1cm" svg:y2="50.25cm" draw:start-shape="id33" draw:start-glue-point="7" draw:end-shape="id4" draw:end-glue-point="6" svg:d="M45100 50250h53000" svg:viewBox="0 0 53001 1">
          <text:p/>
        </draw:connector>
        <draw:connector draw:style-name="gr4" draw:text-style-name="P2" draw:layer="layout" svg:x1="33.8cm" svg:y1="50.25cm" svg:x2="11.55cm" svg:y2="50.25cm" draw:start-shape="id33" draw:start-glue-point="5" draw:end-shape="id32" draw:end-glue-point="10" svg:d="M33800 50250h-22250" svg:viewBox="0 0 22251 1">
          <text:p/>
        </draw:connector>
        <draw:frame draw:style-name="gr9" draw:text-style-name="P7" draw:layer="layout" svg:width="5.514cm" svg:height="0.963cm" svg:x="15.386cm" svg:y="7.5cm">
          <draw:text-box>
            <text:p>OGNI SECON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08:33:00.352000000</meta:creation-date>
    <dc:date>2016-11-19T09:15:45.671000000</dc:date>
    <meta:editing-duration>PT42M43S</meta:editing-duration>
    <meta:editing-cycles>28</meta:editing-cycles>
    <meta:generator>LibreOffice/5.1.3.2$Windows_x86 LibreOffice_project/644e4637d1d8544fd9f56425bd6cec110e49301b</meta:generator>
    <meta:document-statistic meta:object-count="79"/>
  </office:meta>
</office:document-meta>
</file>